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64066666666667cm"/>
    </style:style>
    <style:style style:name="co3" style:family="table-column">
      <style:table-column-properties fo:break-before="auto" style:column-width="1.62983333333333cm"/>
    </style:style>
    <style:style style:name="co4" style:family="table-column">
      <style:table-column-properties fo:break-before="auto" style:column-width="1.31233333333333cm"/>
    </style:style>
    <style:style style:name="co5" style:family="table-column">
      <style:table-column-properties fo:break-before="auto" style:column-width="3.51366666666667cm"/>
    </style:style>
    <style:style style:name="co6" style:family="table-column">
      <style:table-column-properties fo:break-before="auto" style:column-width="1.60866666666667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4"/>
        <table:table-column table:style-name="co1" table:number-columns-repeated="2" table:default-cell-style-name="ce1"/>
        <table:table-column table:style-name="co8" table:number-columns-repeated="16374" table:default-cell-style-name="ce1"/>
        <table:table-row table:style-name="ro1">
          <table:table-cell table:style-name="ce1"/>
          <table:table-cell office:value-type="string" table:style-name="ce1">
            <text:p>artist_1</text:p>
          </table:table-cell>
          <table:table-cell office:value-type="string" table:style-name="ce1">
            <text:p>artist_1_songkick</text:p>
          </table:table-cell>
          <table:table-cell office:value-type="string" table:style-name="ce1">
            <text:p>artist_1_spotify</text:p>
          </table:table-cell>
          <table:table-cell office:value-type="string" table:style-name="ce1">
            <text:p>artist_2</text:p>
          </table:table-cell>
          <table:table-cell office:value-type="string" table:style-name="ce1">
            <text:p>artist_2_songkick</text:p>
          </table:table-cell>
          <table:table-cell office:value-type="string" table:style-name="ce1">
            <text:p>artist_2_spotify</text:p>
          </table:table-cell>
          <table:table-cell office:value-type="string" table:style-name="ce2">
            <text:p>in_db</text:p>
          </table:table-cell>
          <table:table-cell office:value-type="string" table:style-name="ce1">
            <text:p>artist_1_db</text:p>
          </table:table-cell>
          <table:table-cell office:value-type="string" table:style-name="ce1">
            <text:p>artist_2_db</text:p>
          </table:table-cell>
          <table:table-cell table:number-columns-repeated="16374"/>
        </table:table-row>
        <table:table-row table:style-name="ro1">
          <table:table-cell office:value-type="date" office:date-value="2019-02-02T00:00:00" table:style-name="ce3">
            <text:p>02.02.19</text:p>
          </table:table-cell>
          <table:table-cell office:value-type="string" table:style-name="ce1">
            <text:p>Zahnfleis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unt Koya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02-13T00:00:00" table:style-name="ce3">
            <text:p>13.02.19</text:p>
          </table:table-cell>
          <table:table-cell office:value-type="string" table:style-name="ce1">
            <text:p>Mother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ypercult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02-14T00:00:00" table:style-name="ce3">
            <text:p>14.02.19</text:p>
          </table:table-cell>
          <table:table-cell office:value-type="string" table:style-name="ce1">
            <text:p>Preoccupation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ubeskyl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2-15T00:00:00" table:style-name="ce3">
            <text:p>15.02.19</text:p>
          </table:table-cell>
          <table:table-cell office:value-type="string" table:style-name="ce1">
            <text:p>47sou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o Shin Moon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02-19T00:00:00" table:style-name="ce3">
            <text:p>19.02.19</text:p>
          </table:table-cell>
          <table:table-cell office:value-type="string" table:style-name="ce1">
            <text:p>Cloud nothing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ort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2-21T00:00:00" table:style-name="ce3">
            <text:p>21.02.19</text:p>
          </table:table-cell>
          <table:table-cell office:value-type="string" table:style-name="ce1">
            <text:p>Warmdusch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bacht Obach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3-07T00:00:00" table:style-name="ce3">
            <text:p>07.03.19</text:p>
          </table:table-cell>
          <table:table-cell office:value-type="string" table:style-name="ce1">
            <text:p>Sando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h M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3-09T00:00:00" table:style-name="ce3">
            <text:p>09.03.19</text:p>
          </table:table-cell>
          <table:table-cell office:value-type="string" table:style-name="ce1">
            <text:p>Windhan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m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03-12T00:00:00" table:style-name="ce3">
            <text:p>12.03.19</text:p>
          </table:table-cell>
          <table:table-cell office:value-type="string" table:style-name="ce1">
            <text:p>Binkbeat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ulia Dabala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03-13T00:00:00" table:style-name="ce3">
            <text:p>13.03.19</text:p>
          </table:table-cell>
          <table:table-cell office:value-type="string" table:style-name="ce1">
            <text:p>Promethe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achronis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3-19T00:00:00" table:style-name="ce3">
            <text:p>19.03.19</text:p>
          </table:table-cell>
          <table:table-cell office:value-type="string" table:style-name="ce1">
            <text:p>Healt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rsk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3-28T00:00:00" table:style-name="ce3">
            <text:p>28.03.19</text:p>
          </table:table-cell>
          <table:table-cell office:value-type="string" table:style-name="ce1">
            <text:p>Frustrati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é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3-30T00:00:00" table:style-name="ce3">
            <text:p>30.03.19</text:p>
          </table:table-cell>
          <table:table-cell office:value-type="string" table:style-name="ce1">
            <text:p>Gut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19-04-06T00:00:00" table:style-name="ce3">
            <text:p>06.04.19</text:p>
          </table:table-cell>
          <table:table-cell office:value-type="string" table:style-name="ce1">
            <text:p>Ella Sot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iya Rag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4-17T00:00:00" table:style-name="ce3">
            <text:p>17.04.19</text:p>
          </table:table-cell>
          <table:table-cell office:value-type="string" table:style-name="ce1">
            <text:p>Lan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nk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4-18T00:00:00" table:style-name="ce3">
            <text:p>18.04.19</text:p>
          </table:table-cell>
          <table:table-cell office:value-type="string" table:style-name="ce1">
            <text:p>Requin Chagri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Pau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4-25T00:00:00" table:style-name="ce3">
            <text:p>25.04.19</text:p>
          </table:table-cell>
          <table:table-cell office:value-type="string" table:style-name="ce1">
            <text:p>Ron Gall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mi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1">
            <text:p>Fomi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19-05-14T00:00:00" table:style-name="ce3">
            <text:p>14.05.19</text:p>
          </table:table-cell>
          <table:table-cell office:value-type="string" table:style-name="ce1">
            <text:p>Fil Bo Riv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ni Orrason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05-15T00:00:00" table:style-name="ce3">
            <text:p>15.05.19</text:p>
          </table:table-cell>
          <table:table-cell office:value-type="string" table:style-name="ce1">
            <text:p>Novo Amo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a Margaret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05-26T00:00:00" table:style-name="ce3">
            <text:p>26.05.19</text:p>
          </table:table-cell>
          <table:table-cell office:value-type="string" table:style-name="ce1">
            <text:p>Soccer Momm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ran Leonard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05-27T00:00:00" table:style-name="ce3">
            <text:p>27.05.19</text:p>
          </table:table-cell>
          <table:table-cell office:value-type="string" table:style-name="ce1">
            <text:p>Shellac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ve in Elevato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6-05T00:00:00" table:style-name="ce3">
            <text:p>05.06.19</text:p>
          </table:table-cell>
          <table:table-cell office:value-type="string" table:style-name="ce1">
            <text:p>Frankie Witch Finger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n Coust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6-06T00:00:00" table:style-name="ce3">
            <text:p>06.06.19</text:p>
          </table:table-cell>
          <table:table-cell office:value-type="string" table:style-name="ce1">
            <text:p>Tropical Fuck Stor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hn Dea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6-15T00:00:00" table:style-name="ce3">
            <text:p>15.06.19</text:p>
          </table:table-cell>
          <table:table-cell office:value-type="string" table:style-name="ce1">
            <text:p>Nova Materi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19-06-21T00:00:00" table:style-name="ce3">
            <text:p>21.06.19</text:p>
          </table:table-cell>
          <table:table-cell office:value-type="string" table:style-name="ce1">
            <text:p>Bumblebe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19-09-14T00:00:00" table:style-name="ce3">
            <text:p>14.09.19</text:p>
          </table:table-cell>
          <table:table-cell office:value-type="string" table:style-name="ce1">
            <text:p>Mohamed Lamour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19-09-17T00:00:00" table:style-name="ce3">
            <text:p>17.09.19</text:p>
          </table:table-cell>
          <table:table-cell office:value-type="string" table:style-name="ce1">
            <text:p>Lust for Yout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 X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09-18T00:00:00" table:style-name="ce3">
            <text:p>18.09.19</text:p>
          </table:table-cell>
          <table:table-cell office:value-type="string" table:style-name="ce1">
            <text:p>Night Beat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oorbrothers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09-21T00:00:00" table:style-name="ce3">
            <text:p>21.09.19</text:p>
          </table:table-cell>
          <table:table-cell office:value-type="string" table:style-name="ce1">
            <text:p>cheerbleederz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19-09-27T00:00:00" table:style-name="ce3">
            <text:p>27.09.19</text:p>
          </table:table-cell>
          <table:table-cell office:value-type="string" table:style-name="ce1">
            <text:p>Nostrom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ro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1">
            <text:p>Moonchild Sanell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odoo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10-11T00:00:00" table:style-name="ce3">
            <text:p>11.10.19</text:p>
          </table:table-cell>
          <table:table-cell office:value-type="string" table:style-name="ce1">
            <text:p>Professor Wou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Zafif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10-12T00:00:00" table:style-name="ce3">
            <text:p>12.10.19</text:p>
          </table:table-cell>
          <table:table-cell office:value-type="string" table:style-name="ce1">
            <text:p>Malik Djoud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ymour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10-16T00:00:00" table:style-name="ce3">
            <text:p>16.10.19</text:p>
          </table:table-cell>
          <table:table-cell office:value-type="string" table:style-name="ce1">
            <text:p>Daughter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rome Drea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10-26T00:00:00" table:style-name="ce3">
            <text:p>26.10.19</text:p>
          </table:table-cell>
          <table:table-cell office:value-type="string" table:style-name="ce1">
            <text:p>Lolo Zouaï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ma Jackson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10-31T00:00:00" table:style-name="ce3">
            <text:p>31.10.19</text:p>
          </table:table-cell>
          <table:table-cell office:value-type="string" table:style-name="ce1">
            <text:p>Chanca Via Circuit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m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11-02T00:00:00" table:style-name="ce3">
            <text:p>02.11.19</text:p>
          </table:table-cell>
          <table:table-cell office:value-type="string" table:style-name="ce1">
            <text:p>Adam Gre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ckie Coh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11-04T00:00:00" table:style-name="ce3">
            <text:p>04.11.19</text:p>
          </table:table-cell>
          <table:table-cell office:value-type="string" table:style-name="ce1">
            <text:p>Gur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Sabotag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11-06T00:00:00" table:style-name="ce3">
            <text:p>06.11.19</text:p>
          </table:table-cell>
          <table:table-cell office:value-type="string" table:style-name="ce1">
            <text:p>Bbymuth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vori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11-07T00:00:00" table:style-name="ce3">
            <text:p>07.11.19</text:p>
          </table:table-cell>
          <table:table-cell office:value-type="string" table:style-name="ce1">
            <text:p>Flamingod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t No Yoka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11-14T00:00:00" table:style-name="ce3">
            <text:p>14.11.19</text:p>
          </table:table-cell>
          <table:table-cell office:value-type="string" table:style-name="ce1">
            <text:p>The Psychotic Monk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NNQN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11-16T00:00:00" table:style-name="ce3">
            <text:p>16.11.19</text:p>
          </table:table-cell>
          <table:table-cell office:value-type="string" table:style-name="ce1">
            <text:p>The Murder Capita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rse I’m Virus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11-20T00:00:00" table:style-name="ce3">
            <text:p>20.11.19</text:p>
          </table:table-cell>
          <table:table-cell office:value-type="string" table:style-name="ce1">
            <text:p>Pavvl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ak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date" office:date-value="2019-11-21T00:00:00" table:style-name="ce3">
            <text:p>21.11.19</text:p>
          </table:table-cell>
          <table:table-cell office:value-type="string" table:style-name="ce1">
            <text:p>Videoclu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ma Catin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date" office:date-value="2019-11-28T00:00:00" table:style-name="ce3">
            <text:p>28.11.19</text:p>
          </table:table-cell>
          <table:table-cell office:value-type="string" table:style-name="ce1">
            <text:p>Alice Roosevel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nie Taylo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1">
            <text:p>Lysist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19-12-14T00:00:00" table:style-name="ce3">
            <text:p>14.12.19</text:p>
          </table:table-cell>
          <table:table-cell office:value-type="string" table:style-name="ce1">
            <text:p>Chynn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dnaiy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formula="of:=COUNTIF([.A2:.A49];&quot;X&quot;)" table:style-name="ce1">
            <text:p>3</text:p>
          </table:table-cell>
          <table:table-cell office:value-type="float" office:value="48" table:formula="of:=COUNTA([.B2:.B49])" table:style-name="ce1">
            <text:p>48</text:p>
          </table:table-cell>
          <table:table-cell office:value-type="float" office:value="48" table:formula="of:=SUM([.C2:.C49])" table:style-name="ce1">
            <text:p>48</text:p>
          </table:table-cell>
          <table:table-cell office:value-type="float" office:value="48" table:formula="of:=SUM([.D2:.D49])" table:style-name="ce1">
            <text:p>48</text:p>
          </table:table-cell>
          <table:table-cell office:value-type="float" office:value="41" table:formula="of:=COUNTA([.E2:.E49])" table:style-name="ce1">
            <text:p>41</text:p>
          </table:table-cell>
          <table:table-cell office:value-type="float" office:value="24" table:formula="of:=SUM([.F2:.F49])" table:style-name="ce1">
            <text:p>24</text:p>
          </table:table-cell>
          <table:table-cell office:value-type="float" office:value="23" table:formula="of:=SUM([.G2:.G49])" table:style-name="ce1">
            <text:p>23</text:p>
          </table:table-cell>
          <table:table-cell office:value-type="float" office:value="48" table:formula="of:=SUM([.H2:.H49])" table:style-name="ce1">
            <text:p>48</text:p>
          </table:table-cell>
          <table:table-cell office:value-type="float" office:value="47" table:formula="of:=SUM([.I2:.I49])" table:style-name="ce1">
            <text:p>47</text:p>
          </table:table-cell>
          <table:table-cell office:value-type="float" office:value="24" table:formula="of:=SUM([.J2:.J49])" table:style-name="ce1">
            <text:p>24</text:p>
          </table:table-cell>
          <table:table-cell table:number-columns-repeated="16374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Cyrille</dc:creator>
    <meta:creation-date>2021-11-02T04:02:54Z</meta:creation-date>
    <dc:date>2021-11-29T14:57:38Z</dc:date>
    <meta:editing-cycles>4</meta:editing-cycles>
    <meta:editing-duration>PT4852S</meta:editing-duration>
  </office:meta>
</office:document-meta>
</file>